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Lucida Sans Unicode" svg:font-family="Lucida Sans Unicode" style:font-family-generic="swiss" style:font-pitch="variable" svg:panose-1="2 11 6 2 3 5 4 2 2 4"/>
    <style:font-face style:name="Noto Sans Devanagari" svg:font-family="Noto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language="de" fo:country="DE"/>
    </style:style>
    <style:style style:name="P2" style:parent-style-name="Standard" style:family="paragraph">
      <style:text-properties fo:language="de" fo:country="DE"/>
    </style:style>
    <style:style style:name="P3" style:parent-style-name="Standard" style:family="paragraph">
      <style:text-properties fo:language="de" fo:country="DE"/>
    </style:style>
    <style:style style:name="P4" style:parent-style-name="Standard" style:family="paragraph">
      <style:text-properties fo:language="de" fo:country="DE"/>
    </style:style>
    <style:style style:name="P5" style:parent-style-name="Standard" style:family="paragraph">
      <style:text-properties fo:language="de" fo:country="DE"/>
    </style:style>
    <style:style style:name="P6" style:parent-style-name="Standard" style:family="paragraph">
      <style:text-properties fo:language="de" fo:country="DE"/>
    </style:style>
    <style:style style:name="P7" style:parent-style-name="Standard" style:family="paragraph">
      <style:text-properties fo:language="de" fo:country="DE"/>
    </style:style>
    <style:style style:name="P8" style:parent-style-name="Standard" style:family="paragraph">
      <style:text-properties fo:language="de" fo:country="DE"/>
    </style:style>
    <style:style style:name="P9" style:parent-style-name="Standard" style:family="paragraph">
      <style:text-properties fo:language="de" fo:country="DE"/>
    </style:style>
    <style:style style:name="P10" style:parent-style-name="Standard" style:family="paragraph">
      <style:text-properties fo:font-weight="bold" style:font-weight-asian="bold" style:font-weight-complex="bold" fo:language="de" fo:country="DE"/>
    </style:style>
    <style:style style:name="P11" style:parent-style-name="Standard" style:family="paragraph">
      <style:text-properties fo:language="de" fo:country="DE"/>
    </style:style>
    <style:style style:name="T12" style:parent-style-name="Absatz-Standardschriftart" style:family="text">
      <style:text-properties fo:language="de" fo:country="DE"/>
    </style:style>
    <style:style style:name="T13" style:parent-style-name="Absatz-Standardschriftart" style:family="text">
      <style:text-properties fo:language="de" fo:country="DE"/>
    </style:style>
    <style:style style:name="T14" style:parent-style-name="Absatz-Standardschriftart" style:family="text">
      <style:text-properties fo:language="de" fo:country="DE"/>
    </style:style>
    <style:style style:name="T15" style:parent-style-name="Absatz-Standardschriftart" style:family="text">
      <style:text-properties fo:language="de" fo:country="DE"/>
    </style:style>
    <style:style style:name="T16" style:parent-style-name="Absatz-Standardschriftart" style:family="text">
      <style:text-properties fo:language="de" fo:country="DE"/>
    </style:style>
    <style:style style:name="T17" style:parent-style-name="Absatz-Standardschriftart" style:family="text">
      <style:text-properties fo:language="de" fo:country="DE"/>
    </style:style>
    <style:style style:name="T18" style:parent-style-name="Absatz-Standardschriftart" style:family="text">
      <style:text-properties fo:language="de" fo:country="DE"/>
    </style:style>
    <style:style style:name="T19" style:parent-style-name="Absatz-Standardschriftart" style:family="text">
      <style:text-properties fo:language="de" fo:country="DE"/>
    </style:style>
    <style:style style:name="T20" style:parent-style-name="Absatz-Standardschriftart" style:family="text">
      <style:text-properties fo:language="de" fo:country="DE"/>
    </style:style>
    <style:style style:name="T21" style:parent-style-name="Absatz-Standardschriftart" style:family="text">
      <style:text-properties fo:color="#000000" fo:language="de" fo:country="DE"/>
    </style:style>
    <style:style style:name="T22" style:parent-style-name="Absatz-Standardschriftart" style:family="text">
      <style:text-properties fo:color="#000000" fo:language="de" fo:country="DE"/>
    </style:style>
    <style:style style:name="T23" style:parent-style-name="Absatz-Standardschriftart" style:family="text">
      <style:text-properties fo:color="#000000" fo:language="de" fo:country="DE"/>
    </style:style>
    <style:style style:name="T24" style:parent-style-name="Absatz-Standardschriftart" style:family="text">
      <style:text-properties fo:color="#000000" fo:language="de" fo:country="DE"/>
    </style:style>
    <style:style style:name="T25" style:parent-style-name="Absatz-Standardschriftart" style:family="text">
      <style:text-properties fo:language="de" fo:country="DE"/>
    </style:style>
    <style:style style:name="T26" style:parent-style-name="Absatz-Standardschriftart" style:family="text">
      <style:text-properties fo:language="de" fo:country="DE"/>
    </style:style>
    <style:style style:name="T27" style:parent-style-name="Absatz-Standardschriftart" style:family="text">
      <style:text-properties fo:language="de" fo:country="DE"/>
    </style:style>
    <style:style style:name="T28" style:parent-style-name="Absatz-Standardschriftart" style:family="text">
      <style:text-properties fo:language="de" fo:country="DE"/>
    </style:style>
    <style:style style:name="T29" style:parent-style-name="Absatz-Standardschriftart" style:family="text">
      <style:text-properties fo:language="de" fo:country="DE"/>
    </style:style>
    <style:style style:name="T30" style:parent-style-name="Absatz-Standardschriftart" style:family="text">
      <style:text-properties fo:language="de" fo:country="DE"/>
    </style:style>
    <style:style style:name="P31" style:parent-style-name="Standard" style:family="paragraph">
      <style:text-properties fo:language="de" fo:country="DE"/>
    </style:style>
    <style:style style:name="P32" style:parent-style-name="Standard" style:family="paragraph">
      <style:text-properties fo:language="de" fo:country="DE"/>
    </style:style>
    <style:style style:name="P33" style:parent-style-name="Standard" style:family="paragraph">
      <style:text-properties fo:language="de" fo:country="DE"/>
    </style:style>
    <style:style style:name="P34" style:parent-style-name="Standard" style:family="paragraph">
      <style:text-properties fo:language="de" fo:country="DE"/>
    </style:style>
    <style:style style:name="T35" style:parent-style-name="Absatz-Standardschriftart" style:family="text">
      <style:text-properties fo:font-weight="bold" style:font-weight-asian="bold" style:font-weight-complex="bold" fo:language="de" fo:country="DE"/>
    </style:style>
    <style:style style:name="T36" style:parent-style-name="Absatz-Standardschriftart" style:family="text">
      <style:text-properties fo:language="de" fo:country="DE"/>
    </style:style>
    <style:style style:name="P37" style:parent-style-name="Standard" style:family="paragraph">
      <style:text-properties fo:font-weight="bold" style:font-weight-asian="bold" style:font-weight-complex="bold" fo:language="de" fo:country="DE"/>
    </style:style>
    <style:style style:name="P38" style:parent-style-name="Standard" style:family="paragraph">
      <style:text-properties fo:language="de" fo:country="DE"/>
    </style:style>
    <style:style style:name="P39" style:parent-style-name="Standard" style:family="paragraph">
      <style:text-properties fo:language="de" fo:country="DE"/>
    </style:style>
    <style:style style:name="P40" style:parent-style-name="Standard" style:family="paragraph">
      <style:text-properties fo:language="de" fo:country="DE"/>
    </style:style>
    <style:style style:name="P41" style:parent-style-name="Standard" style:family="paragraph">
      <style:text-properties fo:language="de" fo:country="DE"/>
    </style:style>
    <style:style style:name="P42" style:parent-style-name="Standard" style:family="paragraph">
      <style:text-properties fo:language="de" fo:country="DE"/>
    </style:style>
    <style:style style:name="P43" style:parent-style-name="Standard" style:family="paragraph">
      <style:text-properties fo:language="de" fo:country="DE"/>
    </style:style>
    <style:style style:name="P44" style:parent-style-name="Standard" style:family="paragraph">
      <style:text-properties fo:language="de" fo:country="DE"/>
    </style:style>
    <style:style style:name="P45" style:parent-style-name="Standard" style:family="paragraph">
      <style:text-properties fo:language="de" fo:country="DE"/>
    </style:style>
    <style:style style:name="P46" style:parent-style-name="Standard" style:family="paragraph">
      <style:text-properties fo:language="de" fo:country="DE"/>
    </style:style>
    <style:style style:name="P47" style:parent-style-name="Standard" style:family="paragraph">
      <style:text-properties fo:language="de" fo:country="DE"/>
    </style:style>
    <style:style style:name="P48" style:parent-style-name="Standard" style:family="paragraph">
      <style:text-properties fo:language="de" fo:country="DE"/>
    </style:style>
    <style:style style:name="P49" style:parent-style-name="Standard" style:family="paragraph">
      <style:text-properties fo:font-weight="bold" style:font-weight-asian="bold" style:font-weight-complex="bold" fo:language="de" fo:country="DE"/>
    </style:style>
    <style:style style:name="P50" style:parent-style-name="Standard" style:family="paragraph">
      <style:text-properties fo:font-weight="bold" style:font-weight-asian="bold" style:font-weight-complex="bold" fo:language="de" fo:country="DE"/>
    </style:style>
    <style:style style:name="P51" style:parent-style-name="Standard" style:family="paragraph">
      <style:text-properties fo:language="de" fo:country="DE"/>
    </style:style>
    <style:style style:name="T52" style:parent-style-name="Absatz-Standardschriftart" style:family="text">
      <style:text-properties fo:language="de" fo:country="DE"/>
    </style:style>
    <style:style style:name="T53" style:parent-style-name="Absatz-Standardschriftart" style:family="text">
      <style:text-properties fo:language="de" fo:country="DE"/>
    </style:style>
    <style:style style:name="T54" style:parent-style-name="Absatz-Standardschriftart" style:family="text">
      <style:text-properties style:text-underline-type="single" style:text-underline-style="solid" style:text-underline-width="auto" style:text-underline-mode="continuous" fo:language="de" fo:country="DE"/>
    </style:style>
    <style:style style:name="T55" style:parent-style-name="Absatz-Standardschriftart" style:family="text">
      <style:text-properties fo:language="de" fo:country="DE"/>
    </style:style>
    <style:style style:name="P56" style:parent-style-name="Standard" style:family="paragraph">
      <style:text-properties fo:language="de" fo:country="DE"/>
    </style:style>
    <style:style style:name="P57" style:parent-style-name="Standard" style:family="paragraph">
      <style:text-properties fo:language="de" fo:country="DE"/>
    </style:style>
    <style:style style:name="P58" style:parent-style-name="Standard" style:family="paragraph">
      <style:text-properties fo:language="de" fo:country="DE"/>
    </style:style>
    <style:style style:name="P59" style:parent-style-name="Standard" style:family="paragraph">
      <style:text-properties fo:font-weight="bold" style:font-weight-asian="bold" style:font-weight-complex="bold"/>
    </style:style>
    <style:style style:name="P60" style:parent-style-name="Standard" style:family="paragraph">
      <style:text-properties fo:font-weight="bold" style:font-weight-asian="bold" style:font-weight-complex="bold"/>
    </style:style>
  </office:automatic-styles>
  <office:body>
    <office:text text:use-soft-page-breaks="true">
      <text:p text:style-name="P1">ToDo:</text:p>
      <text:p text:style-name="P2">- Fix Inhaltsverzeichnis</text:p>
      <text:p text:style-name="P3">- Alternative für Big Data</text:p>
      <text:p text:style-name="P4"/>
      <text:p text:style-name="P5">Big Data – Das Ende unserer Privatsphäre?</text:p>
      <text:p text:style-name="P6"/>
      <text:p text:style-name="P7">Fragestellung:<text:s/><text:bookmark-start text:name="__DdeLink__167_2083314985"/>Sind Big Data und Privatsphäre vereinbar? Chancen und Risiken am<text:s/>Beispiel von Google.<text:bookmark-end text:name="__DdeLink__167_2083314985"/></text:p>
      <text:p text:style-name="P8"/>
      <text:p text:style-name="P9"/>
      <text:p text:style-name="P10">Exposé:</text:p>
      <text:p text:style-name="P11"/>
      <text:p text:style-name="Standard"><text:span text:style-name="T12">Jeden Tag<text:s/></text:span><text:span text:style-name="T13">generieren Rechnernetze und Sensoren,<text:s/></text:span><text:span text:style-name="T14">Smartphones und Laptops</text:span><text:span text:style-name="T15"><text:s/>mehr als 40 Millionen Terabyte<text:s/></text:span><text:span text:style-name="T16">neue</text:span><text:span text:style-name="T17"><text:s/>Daten</text:span><text:span text:style-name="T18">. Diese Daten werden von Unternehmen und Regierungen ausgewertet und abgespeichert. Dabei hat der<text:s/></text:span><text:span text:style-name="T19">N</text:span><text:span text:style-name="T20">utzer<text:s/></text:span><text:span text:style-name="T21">nur beschränkt</text:span><text:span text:style-name="T22"><text:s/></text:span><text:span text:style-name="T23">Möglichkeit</text:span><text:span text:style-name="T24">en</text:span><text:span text:style-name="T25"><text:s/>zu kontrollieren</text:span><text:span text:style-name="T26"><text:s/>welche seiner Daten abgespeichert</text:span><text:span text:style-name="T27">, ob und<text:s/></text:span><text:span text:style-name="T28">welche Schlüsse<text:s/></text:span><text:span text:style-name="T29">aus ihnen<text:s/></text:span><text:span text:style-name="T30">gezogen werden.<text:s/></text:span></text:p>
      <text:p text:style-name="P31"/>
      <text:p text:style-name="P32">Privatsphäre ist das und das, ergo =&gt;<text:s/>resultiert in einem Konflikt mit der Privatsphäre der Benutzer.</text:p>
      <text:p text:style-name="P33"/>
      <text:p text:style-name="P34">Prominentes Beispiel hierfür ist Google<text:s/>mit<text:s/>seiner<text:s/>quasi Monopolstellung bei Services wie Chrome, Gmail, Google-Search, YouTube und Google Maps. Daraus ergibt sich die Fragen, ob<text:s/>-<text:s/>und wenn, wie es möglich ist Big Data auszuwerten und zu speichern und dabei die Privatsphäre von Benutzer zu achten und welche vielleicht ungewollten Nebenwirkungen der große Fokus auf Big Data haben könnte.</text:p>
      <text:p text:style-name="Standard"><text:span text:style-name="T35">Unsere konkrete Fragestellung lautet:<text:s/></text:span><text:span text:style-name="T36">“Sind Big Data und Privatsphäre vereinbar? Chancen und Risiken am Beispiel von Google.”</text:span></text:p>
      <text:p text:style-name="P37"/>
      <text:p text:style-name="P38">Gliederung:</text:p>
      <text:p text:style-name="P39">1<text:s/><text:tab/>Einleitung</text:p>
      <text:p text:style-name="P40">2<text:s/><text:tab/>Privatsphäre und Big Data</text:p>
      <text:p text:style-name="P41"><text:tab/>2.1<text:s/><text:tab/>Was verstehen wir darunter</text:p>
      <text:p text:style-name="P42"><text:tab/>2.2<text:s/><text:tab/>Warum Privatsphäre wichtig ist und zeigen potentielle Konflikte mit Big Data</text:p>
      <text:p text:style-name="P43">3<text:s/><text:tab/>Google und Big Data</text:p>
      <text:p text:style-name="P44"><text:tab/>3.1<text:tab/>Wie sind die Dinge momentan</text:p>
      <text:p text:style-name="P45"><text:tab/>3.2<text:tab/>Chancen + Privatsphäre</text:p>
      <text:p text:style-name="P46"><text:tab/>3.3<text:tab/>Risiken + Privatsphäre</text:p>
      <text:p text:style-name="P47"><text:tab/>3.4<text:tab/>Google und Privatsphäre Unterschiede USA/EU</text:p>
      <text:p text:style-name="P48">4 Evaluation und Schluss</text:p>
      <text:p text:style-name="P49"/>
      <text:p text:style-name="P50"/>
      <text:p text:style-name="P51">Nach<text:s/>einer kurzen Einführung in das Thema folgt in Kapitel 2 eine grundlegende Definition der Konzepte “Privatsphäre” und “Big Data” in dem Kontext dieser Arbeit. Darauf aufbauend wird die Relevanz der Privatsphäre für Individuen und demokratische Strukturen näher erläutert.<text:s/>Des<text:s/>Weiteren<text:s/>werden mögliche Konfliktfelder zwischen Grundsätzen der Privatsphäre und Big Data dargelegt.</text:p>
      <text:p text:style-name="Standard"><text:span text:style-name="T52">In 3 werden die allgemeinen Aspekte von Big Data auf das Beispiel Google angewandt. Google, was wird gespeichert, wie wird es ausgewert</text:span><text:span text:style-name="T53">et, wie kann es ausgewertet, wie<text:s/></text:span><text:span text:style-name="T54">könnte</text:span><text:span text:style-name="T55"><text:s/>es ausgewertet werden, <text:s/>kann cooles damit angestellt werden, wie könnte es sich auswirken, welche Gefahren können bestehen.</text:span></text:p>
      <text:p text:style-name="P56">Unterschied zw. EU und Amerika, Internetriesen in der USA, Monopol in den USA, wie kann die<text:s/>EU mithalten, wenn wir unser Datenschutzrecht beibehalten oder sogar verschärfen. Privatsphäre Fluch für<text:s/><text:soft-page-break/>die Wirtschaft? - Und für die Gesellschaft? Vereinbarkeit. Sind die Informationen die Big Data zu bieten scheint, wirklich notwendig sind und ob sie halten, was sie versprechen, ob sie zuverlässig sind (flu)? Gefahr für Kontrollverlust durch MachineLearning, Algorithmen, Überschaubarkeit und Kontrolle</text:p>
      <text:p text:style-name="P57">-angewandt auf Google/wie Google Big Data benutzt</text:p>
      <text:p text:style-name="P58">-Google als Datenanbieter (Suchmaschinenanalyse, air pollution, flu, military, etc)</text:p>
      <text:p text:style-name="Standard">-</text:p>
      <text:p text:style-name="P59"/>
      <text:p text:style-name="P6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Lucida Sans Unicode" svg:font-family="Lucida Sans Unicode" style:font-family-generic="swiss" style:font-pitch="variable" svg:panose-1="2 11 6 2 3 5 4 2 2 4"/>
    <style:font-face style:name="Noto Sans Devanagari" svg:font-family="Noto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Lucida Sans Unicode"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alte .</dc:creator>
    <meta:creation-date>2018-01-18T13:01:00Z</meta:creation-date>
    <dc:date>2018-01-19T23:38:00Z</dc:date>
    <meta:template xlink:href="Normal.dotm" xlink:type="simple"/>
    <meta:editing-cycles>15</meta:editing-cycles>
    <meta:editing-duration>PT0S</meta:editing-duration>
    <meta:document-statistic meta:page-count="2" meta:paragraph-count="5" meta:word-count="392" meta:character-count="2857" meta:row-count="20" meta:non-whitespace-character-count="2470"/>
  </office:meta>
</office:document-meta>
</file>